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6400" draw:fill-color="#f0fff0" draw:textarea-horizontal-align="left" draw:textarea-vertical-align="bottom" draw:auto-grow-height="false" fo:min-height="0cm" fo:min-width="5cm" fo:padding-top="5cm" fo:padding-bottom="10cm" fo:padding-left="0cm" fo:padding-right="0cm" fo:wrap-option="wrap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0fff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name="myRectangle" draw:style-name="gr1" draw:text-style-name="P2" draw:layer="layout" svg:width="5cm" svg:height="12cm" svg:x="4cm" svg:y="2cm">
          <text:p text:style-name="P1">bottom 10cm</text:p>
          <text:p text:style-name="P1">top 5cm</text:p>
          <text:p text:style-name="P1">anchor bottom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name="bottomInset" draw:style-name="gr2" draw:text-style-name="P3" draw:layer="layout" svg:x1="3.5cm" svg:y1="14cm" svg:x2="3.5cm" svg:y2="4cm">
          <text:p/>
        </draw:line>
        <draw:line draw:name="topInset" draw:style-name="gr3" draw:text-style-name="P3" draw:layer="layout" svg:x1="3cm" svg:y1="2cm" svg:x2="3cm" svg:y2="7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meta>
    <meta:creation-date>2022-11-02T14:28:03.611000000</meta:creation-date>
    <dc:title>24x16impress</dc:title>
    <meta:editing-duration>PT7M48S</meta:editing-duration>
    <meta:editing-cycles>4</meta:editing-cycles>
    <meta:generator>LOdaily_26_Okt_en/7.5.0.0.alpha0$Windows_X86_64 LibreOffice_project/17dfc9a9da009cc23d2222e3fb4e2cef9c97d581</meta:generator>
    <meta:initial-creator>Regina Henschel</meta:initial-creator>
    <dc:date>2022-11-02T14:35:48.357000000</dc:date>
    <dc:creator>Regina Henschel</dc:creator>
    <meta:document-statistic meta:object-count="26"/>
  </office:meta>
</office:document-meta>
</file>